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5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4.86pt" svg:x="567.55pt" svg:y="8836.07pt">
            <draw:object draw:notify-on-update-of-ranges="Sheet1.D1:Sheet1.D1 Sheet1.D2:Sheet1.D261 Sheet1.E1:Sheet1.E1 Sheet1.E2:Sheet1.E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83pt" svg:x="1075.41pt" svg:y="8841.88pt">
            <draw:object draw:notify-on-update-of-ranges="Sheet1.D262:Sheet1.D374 Sheet1.E262:Sheet1.E3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Fat (g)</text:p>
          </table:table-cell>
          <table:table-cell office:value-type="string" calcext:value-type="string">
            <text:p>Carb. (g)</text:p>
          </table:table-cell>
          <table:table-cell office:value-type="string" calcext:value-type="string">
            <text:p>Fiber (g) </text:p>
          </table:table-cell>
          <table:table-cell office:value-type="string" calcext:value-type="string">
            <text:p>Protein (g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80" calcext:value-type="float">
            <text:p>188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.5" calcext:value-type="float">
            <text:p>3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.5" calcext:value-type="float">
            <text:p>3.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.5" calcext:value-type="float">
            <text:p>3.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.5" calcext:value-type="float">
            <text:p>3.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ood SB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.5" calcext:value-type="float">
            <text:p>3.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vrage S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Drinks SB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</table:table-row>
      </table:table>
      <table:table table:name="MC (0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g McMuf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g McMuf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usage McMuf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usage McMuffin with Eg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usage McMuffin with Egg Whit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ak &amp; Egg McMuf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con, Egg &amp; Cheese Biscuit (Regular Biscui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on, Egg &amp; Cheese Biscuit (Large Biscui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on, Egg &amp; Cheese Biscuit with Egg Whites (Regular Biscu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con, Egg &amp; Cheese Biscuit with Egg Whites (Large Biscu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usage Biscuit (Regular Biscui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usage Biscuit (Large Biscui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usage Biscuit with Egg (Regular Biscui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usage Biscuit with Egg (Large Biscuit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usage Biscuit with Egg Whites (Regular Biscuit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usage Biscuit with Egg Whites (Large Biscuit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uthern Style Chicken Biscuit (Regular Biscuit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uthern Style Chicken Biscuit (Large Biscui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eak &amp; Egg Biscuit (Regular Biscuit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con, Egg &amp; Cheese McGridd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con, Egg &amp; Cheese McGriddles with Egg Whi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usage McGriddl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sage, Egg &amp; Cheese McGridd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usage, Egg &amp; Cheese McGriddles with Egg Whi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con, Egg &amp; Cheese Bag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con, Egg &amp; Cheese Bagel with Egg Whit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eak, Egg &amp; Cheese Bage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g Breakfast (Regular Biscuit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g Breakfast (Large Biscuit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g Breakfast with Egg Whites (Regular Biscuit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g Breakfast with Egg Whites (Large Biscuit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g Breakfast with Hotcakes (Regular Biscuit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g Breakfast with Hotcakes (Large Biscuit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g Breakfast with Hotcakes and Egg Whites (Regular Biscuit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g Breakfast with Hotcakes and Egg Whites (Large Biscuit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tcak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tcakes and Sausa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sage Burri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sh Bro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nnamon Mel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uit &amp; Maple Oatme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uit &amp; Maple Oatmeal without Brown Suga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g Ma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uarter Pounder with Chee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uarter Pounder with Bacon &amp; Chee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arter Pounder with Bacon Habanero Ranc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uarter Pounder Delux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uble Quarter Pounder with Chee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mburg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eeseburg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Cheeseburg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con Clubhouse Burg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cDou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con McDoub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aily Doub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lapeño Doub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cRi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emium Crispy Chicken Classic Sandwic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emium Grilled Chicken Classic Sandwic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emium Crispy Chicken Club Sandwic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emium Grilled Chicken Club Sandwi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emium Crispy Chicken Ranch BLT Sandwi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emium Grilled Chicken Ranch BLT Sandwic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con Clubhouse Crispy Chicken Sandwic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con Clubhouse Grilled Chicken Sandwic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ern Style Crispy Chicken Sandwic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cChicke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acon Cheddar McChicke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con Buffalo Ranch McChicke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uffalo Ranch McChicke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emium McWrap Chicken &amp; Bacon (Crispy Chicken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emium McWrap Chicken &amp; Bacon (Grilled Chicken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emium McWrap Chicken &amp; Ranch (Crispy Chicken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emium McWrap Chicken &amp; Ranch (Grilled Chicken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emium McWrap Southwest Chicken (Crispy Chicken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mium McWrap Southwest Chicken (Grilled Chicken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emium McWrap Chicken Sweet Chili (Crispy Chicken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emium McWrap Chicken Sweet Chili (Grilled Chicken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cken McNuggets (4 piece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icken McNuggets (6 piece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icken McNuggets (10 piece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icken McNuggets (20 piece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icken McNuggets (40 piece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ilet-O-Fis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emium Bacon Ranch Salad (without Chicken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emium Bacon Ranch Salad with Crispy Chick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emium Bacon Ranch Salad with Grilled Chick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emium Southwest Salad (without Chicken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emium Southwest Salad with Crispy Chick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mium Southwest Salad with Grilled Chick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ipotle BBQ Snack Wrap (Crispy Chicken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hipotle BBQ Snack Wrap (Grilled Chicken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oney Mustard Snack Wrap (Crispy Chicken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oney Mustard Snack Wrap (Grilled Chicken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nch Snack Wrap (Crispy Chicken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nch Snack Wrap (Grilled Chicken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mall French Fri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dium French Fri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rge French Fri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ids French Fri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ide Sala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pple Slic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ruit 'n Yogurt Parfai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ked Apple Pi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hocolate Chip Cooki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atmeal Raisin Cooki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ids Ice Cream C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t Fudge Sunda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ot Caramel Sunda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awberry Sunda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ca-Cola Classic (Small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ca-Cola Classic (Medium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ca-Cola Classic (Large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ca-Cola Classic (Child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iet Coke (Small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iet Coke (Medium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et Coke (Large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et Coke (Child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r Pepper (Small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r Pepper (Medium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r Pepper (Large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r Pepper (Child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iet Dr Pepper (Small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iet Dr Pepper (Medium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iet Dr Pepper (Larg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iet Dr Pepper (Child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prite (Small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prite (Medium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rite (Large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prite (Child)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% Low Fat Milk Ju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at Free Chocolate Milk Ju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nute Maid 100% Apple Juice Bo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nute Maid Orange Juice (Small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inute Maid Orange Juice (Medium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nute Maid Orange Juice (Large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asani Water Bott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ced Tea (Small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ced Tea (Medium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d Tea (Large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ced Tea (Child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weet Tea (Small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weet Tea (Medium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weet Tea (Large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weet Tea (Child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ffee (Small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offee (Medium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offee (Large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atte (Small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tte (Medium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tte (Large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ramel Latte (Small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ramel Latte (Medium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ramel Latte (Large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azelnut Latte (Small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azelnut Latte (Medium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zelnut Latte (Large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rench Vanilla Latte (Small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rench Vanilla Latte (Medium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rench Vanilla Latte (Large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tte with Sugar Free French Vanilla Syrup (Small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tte with Sugar Free French Vanilla Syrup (Medium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tte with Sugar Free French Vanilla Syrup (Large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nfat Latte (Small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nfat Latte (Medium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nfat Latte (Large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onfat Caramel Latte (Small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onfat Caramel Latte (Medium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onfat Caramel Latte (Large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nfat Hazelnut Latte (Small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onfat Hazelnut Latte (Medium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nfat Hazelnut Latte (Large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onfat French Vanilla Latte (Small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nfat French Vanilla Latte (Medium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nfat French Vanilla Latte (Large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onfat Latte with Sugar Free French Vanilla Syrup (Small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nfat Latte with Sugar Free French Vanilla Syrup (Medium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nfat Latte with Sugar Free French Vanilla Syrup (Large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cha (Small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ocha (Medium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cha (Large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ocha with Nonfat Milk (Small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ocha with Nonfat Milk (Medium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ocha with Nonfat Milk (Large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ramel Mocha (Small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ramel Mocha (Medium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ramel Mocha (Large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nfat Caramel Mocha (Small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nfat Caramel Mocha (Medium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onfat Caramel Mocha (Large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ot Chocolate (Small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ot Chocolate (Medium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ot Chocolate (Large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ot Chocolate with Nonfat Milk (Small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ot Chocolate with Nonfat Milk (Medium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ot Chocolate with Nonfat Milk (Large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egular Iced Coffee (Small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gular Iced Coffee (Medium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gular Iced Coffee (Large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ramel Iced Coffee (Small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ramel Iced Coffee (Medium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ramel Iced Coffee (Large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azelnut Iced Coffee (Small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azelnut Iced Coffee (Medium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azelnut Iced Coffee (Large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rench Vanilla Iced Coffee (Small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rench Vanilla Iced Coffee (Medium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rench Vanilla Iced Coffee (Large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ced Coffee with Sugar Free French Vanilla Syrup (Small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ced Coffee with Sugar Free French Vanilla Syrup (Medium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ced Coffee with Sugar Free French Vanilla Syrup (Large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ced Mocha (Small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ced Mocha (Medium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ced Mocha (Large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ced Mocha with Nonfat Milk (Small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ced Mocha with Nonfat Milk (Medium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ced Mocha with Nonfat Milk (Large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ced Caramel Mocha (Small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ced Caramel Mocha (Medium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ced Caramel Mocha (Large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ced Nonfat Caramel Mocha (Small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ced Nonfat Caramel Mocha (Medium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ced Nonfat Caramel Mocha (Large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appé Mocha (Small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rappé Mocha (Medium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rappé Mocha (Large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appé Caramel (Small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appé Caramel (Medium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appé Caramel (Large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appé Chocolate Chip (Small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appé Chocolate Chip (Medium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appé Chocolate Chip (Large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lueberry Pomegranate Smoothie (Small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lueberry Pomegranate Smoothie (Medium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lueberry Pomegranate Smoothie (Large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awberry Banana Smoothie (Small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awberry Banana Smoothie (Medium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awberry Banana Smoothie (Large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ango Pineapple Smoothie (Small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ngo Pineapple Smoothie (Medium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ango Pineapple Smoothie (Large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nilla Shake (Small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anilla Shake (Medium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anilla Shake (Large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awberry Shake (Small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awberry Shake (Medium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awberry Shake (Large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ocolate Shake (Small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ocolate Shake (Medium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hocolate Shake (Large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hamrock Shake (Medium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hamrock Shake (Large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cFlurry with M&amp;M’s Candies (Small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cFlurry with M&amp;M’s Candies (Medium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cFlurry with M&amp;M’s Candies (Snack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cFlurry with Oreo Cookies (Small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cFlurry with Oreo Cookies (Medium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cFlurry with Oreo Cookies (Snack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cFlurry with Reese's Peanut Butter Cups (Medium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cFlurry with Reese's Peanut Butter Cups (Snack)</text:p>
          </table:table-cell>
        </table:table-row>
      </table:table>
      <table:table table:name="SB(1)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honga Bagel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8-Grain Roll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lmond Croissant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pple Fritter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anana Nut Bread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lueberry Muffin with Yogurt and Honey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lueberry Scon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utter Croissant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utterfly Cookie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heese Danish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hewy Chocolate Cookie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hocolate Chip Cookie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hocolate Chunk Muffin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hocolate Croissant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hocolate Hazelnut Croissant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hocolate Marble Loaf Cak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innamon Morning Bun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nnamon Raisin Bagel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lassic Coffee Cake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ookie Butter Ba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ranberry Orange Scone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evil's Food Doughnut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ouble Chocolate Brownie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uble Chocolate Chunk Browni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uble Chocolate Loaf Cak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verybody's Favorite - Bantam Bagel (2 Pack)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verything Bagel with Chees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rappuccino® Cookie Straw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rench Toast - Bantam Bagels (2 Pack)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luten-Free Marshmallow Dream Bar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ce Cream Cone Sugar Cooki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ced Lemon Pound Cak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ichigan Cherry Oat Bar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ultigrain Bagel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atmeal Cooki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ctopus Cooki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ld-Fashioned Glazed Doughnut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eanut butter cup cookie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ecan Tart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tite Vanilla Bean Scone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lain Bagel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umpkin Bread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spberry Swirl Loaf Cak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aspberry Whoopie Pi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duced-Fat Cinnamon Swirl Coffee Cak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'mores Bar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'mores Bar Multipack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prouted Grain Vegan Bagel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awberry Cake Pop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he Classic - Bantam Bagels (2 Pack)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ffeedoodle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anilla Bean Whoopie Pie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ermont Maple Walnut Muffin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Volpi™ Pepperoni &amp; Tomato Savory Foldover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awberries &amp; Jam Sandwich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urrata &amp; Basil Pesto Small Sandwich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ge-Free Eggs &amp; Seasoned Grains Side Salad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uliflower Tabbouleh Side Salad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ubano Sandwich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armers' Market Protein Bo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arden Greens &amp; Shaved Parmesan Side Salad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n Goddess Avocado Salad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erbed Chicken &amp; Fig Spread Small Sandwich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Honey BBQ Sriracha Chicken Sandwich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oasted Carrot &amp; Kale Side Salad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oasted Turkey &amp; Dill Havarti Sandwich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eared Steak &amp; Cheddar Sandwich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low-Roasted Ham &amp; Beecher's Flagship Cheese Small Sandwich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moked Mozzarella &amp; Roasted Pepper Sandwich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urkey &amp; Fire-Roasted Corn Sala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Za'atar Chicken &amp; Lemon Tahini Salad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BQ Chicken Protein Box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eese &amp; Fruit Protein Box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hicken Wrap Protein Box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ggs &amp; Cheese Protein Box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B&amp;J Protein Box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moked Turkey Protein Box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irthday Cake Pop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hocolate Cake Pop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ocolate Chip Cookie Dough Cake Pop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irate Cake Pop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con Gouda &amp; Egg Breakfast Sandwich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ertified Gluten-Free Breakfast Sandwich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ssic Whole-Grain Oatmeal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ouble-Smoked Bacon Cheddar &amp; Egg Sandwich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am &amp; Cheese Croissant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earty Blueberry Oatmeal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educed-Fat Turkey Bacon &amp; Cage Free Egg White Breakfast Sandwich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ausage Cheddar &amp; Egg Breakfast Sandwich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ared Steak Egg &amp; Tomatillo Wrap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low-Roasted Ham Swiss &amp; Egg Breakfast Sandwich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ous Vide Egg Bites: Bacon &amp; Gruyer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ous Vide Egg Bites: Egg White &amp; Red Pepper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picy Chorizo <text:s/>Monterey Jack &amp; Egg Breakfast Sandwich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pinach Feta &amp; Cage Free Egg White Breakfast Wrap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cho Chipotle Chicken Panini 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icken &amp; Quinoa Protein Bowl with Black Beans and Greens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cken Artichoke on Ancient Grain Flatbread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icken BLT Salad Sandwich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gg Salad Sandwich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omestyle Chicken &amp; Double-Smoked Bacon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talian-Style Ham &amp; Spicy Salami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entils &amp; Vegetable Protein Bowl with Brown Ric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asted Tomato &amp; Mozzarella Panini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urkey &amp; Havarti Sandwich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urkey Pesto Panini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rry Trio Yogurt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resh Blueberries and Honey Greek Yogurt Parfait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Justin's Chocolate Hazelnut Butte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stin's Classic Almond Butter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emon Chiffon Yogurt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Organic Avocado (Spread)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easonal Fruit Blend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rewed Coffee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rewed Coffee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rewed Coffee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rewed Coffee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ffè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ffè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anilla Latte (Or Other Flavoured Latte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ffè Americano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ffè Americano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ffè Americano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ffè Americano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Doppi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kinny Latte (Any Flavour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kinny Latte (Any Flavour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kinny Latte (Any Flavour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inny Latte (Any Flavour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ramel Macchiato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hite Chocolate 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Hot Chocolat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ramel Apple Spice (Without Whipped Cream)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ramel Apple Spice (Without Whipped Cream)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ramel Apple Spice (Without Whipped Cream)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ramel Apple Spice (Without Whipped Cream)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azo® Tea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azo® Tea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azo® Tea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azo® Tea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azo® Chai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azo® Green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azo® Full-Leaf Tea Latt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Short Nonfat Milk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azo® Full-Leaf Red Tea Latte (Vanilla Rooibos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ced Brewed Coffee (With Classic Syrup)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ced Brewed Coffee (With Classic Syrup)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ced Brewed Coffee (With Classic Syrup)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ced Brewed Coffee (With Milk &amp; Classic Syrup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haken Iced Tazo® Tea (With Classic Syrup)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haken Iced Tazo® Tea (With Classic Syrup)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haken Iced Tazo® Tea (With Classic Syrup)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haken Iced Tazo® Tea Lemonade (With Classic Syrup)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haken Iced Tazo® Tea Lemonade (With Classic Syrup)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haken Iced Tazo® Tea Lemonade (With Classic Syrup)</text:p>
          </table:table-cell>
          <table:table-cell office:value-type="string" calcext:value-type="string">
            <text:p>Venti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anana Chocolate Smoothi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anana Chocolate Smoothi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Banana Chocolate Smoothi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Orange Mango Banana Smoothi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Orange Mango Banana Smoothi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Orange Mango Banana Smoothi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awberry Banana Smoothi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awberry Banana Smoothie</text:p>
          </table:table-cell>
          <table:table-cell office:value-type="string" calcext:value-type="string">
            <text:p>2% Milk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awberry Banana Smoothi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ocha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ramel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Java Chip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Java Chip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Java Chip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ava Chip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Venti Nonfat Milk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awberries &amp; Crème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anilla Bean (Without Whipped Cream)</text:p>
          </table:table-cell>
          <table:table-cell office:value-type="string" calcext:value-type="string">
            <text:p>Tall Nonfat Milk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anilla Bean (Without Whipped Cream)</text:p>
          </table:table-cell>
          <table:table-cell office:value-type="string" calcext:value-type="string">
            <text:p>Whole Milk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anilla Bean (Without Whipped Cream)</text:p>
          </table:table-cell>
          <table:table-cell office:value-type="string" calcext:value-type="string">
            <text:p>Soymilk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anilla Bean (Without Whipped Cream)</text:p>
          </table:table-cell>
          <table:table-cell office:value-type="string" calcext:value-type="string">
            <text:p>Grande Nonfat Milk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ool Lime Starbucks Refreshers™ Beverage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awberry Acai Starbucks Refreshers™ Beverage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ery Berry Hibiscus Starbucks Refreshers™ Beverag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volution Fresh™ Organic Ginger Limead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ced Coffe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ced Espresso Classics - Vanilla Latte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Iced Espresso Classics - Caffe Mocha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Iced Espresso Classics - Caramel Macchiato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haken Sweet Tea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azo® Bottled Berry Blossom White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azo® Bottled Black Mango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azo® Bottled Black with Lemon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azo® Bottled Brambleberry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azo® Bottled Giant Peach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azo® Bottled Iced Passion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Tazo® Bottled Lemon Ginger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Tazo® Bottled Organic Black Lemonade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azo® Bottled Organic Iced Black Tea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azo® Bottled Organic Iced Green Tea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Tazo® Bottled Plum Pomegranate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azo® Bottled Tazoberry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Tazo® Bottled White Cranberry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Teavana® Shaken Iced Black Tea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avana® Shaken Iced Black Tea Lemonade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eavana® Shaken Iced Green Tea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eavana® Shaken Iced Green Tea Lemonad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eavana® Shaken Iced Passion Tango™ Tea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Teavana® Shaken Iced Passion Tango™ Tea Lemonad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Teavana® Shaken Iced Peach Green Tea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Iced Espresso Classics - Vanilla Latte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Iced Espresso Classics - Caffe Mocha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ced Espresso Classics - Caramel Macchiato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arbucks Refreshers™ Raspberry Pomegranat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arbucks Refreshers™ Strawberry Lemonade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arbucks® Doubleshot Protein Dark Chocolate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arbucks® Doubleshot Protein Vanilla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arbucks® Iced Coffee Caramel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arbucks® Iced Coffee Light Sweeten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arbucks® Iced Coffee Unsweetened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azo® Bottled Berry Blossom Whit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azo® Bottled Black Mango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azo® Bottled Black with Lemon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Tazo® Bottled Brambleberry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azo® Bottled Giant Peach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azo® Bottled Iced Passion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azo® Bottled Lemon Ginger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azo® Bottled Organic Black Lemonade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zo® Bottled Organic Iced Black Tea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azo® Bottled Organic Iced Green Tea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Tazo® Bottled Plum Pomegranate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azo® Bottled Tazoberry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azo® Bottled White Cranberry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Blonde Roast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lover® Brewed Coffee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Decaf Pike Place® Roast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eatured Dark Roast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ced Coffee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ariño 70 Cold Brew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ariño 70 Cold Brew with Milk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itro Cold Brew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itro Cold Brew with Sweet Cream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ike Place® Roast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Vanilla Sweet Cream Cold Brew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t Chocolate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arbucks® Signature Hot Chocolate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ffè Latte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ffè Mocha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ppuccino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ramel Macchiato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innamon Dolce Latte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oconutmilk Mocha Macchiato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lat White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ced Caffè Latte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Iced Caffè Mocha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ced Caramel Macchiato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ced Cinnamon Dolce Latt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Iced Coconutmilk Mocha Macchiato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Iced Vanilla Latte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ced White Chocolate Mocha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Latte Macchiato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Latte Macchiato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arbucks Doubleshot® on Ice Beverag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Vanilla Latt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hite Chocolate Mocha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innamon Dolce Frappuccino® Blended Coffe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offee Light Frappuccino® Blended Coffee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ocha Frappuccino® Blended Coffe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ocha Light Frappuccino® Blended Coffee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innamon Dolce Crème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Vanilla Crème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hocolate Smoothi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awberry Smooth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0:12:07.44673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14:06.500006479</meta:creation-date>
    <meta:editing-duration>PT22H22M35S</meta:editing-duration>
    <meta:editing-cycles>3</meta:editing-cycles>
    <meta:generator>LibreOffice/5.4.5.1$Linux_X86_64 LibreOffice_project/40m0$Build-1</meta:generator>
    <dc:date>2018-04-12T08:58:57.016636009</dc:date>
    <meta:document-statistic meta:table-count="3" meta:cell-count="57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92cm" xlink:href=".." xlink:type="simple" chart:class="chart:scatter" chart:style-name="ch1">
        <chart:legend chart:legend-position="end" svg:x="14.226cm" svg:y="4.202cm" style:legend-expansion="high" chart:style-name="ch2"/>
        <chart:plot-area chart:style-name="ch3" table:cell-range-address="Sheet1.D1:Sheet1.E261" chart:data-source-has-labels="both" svg:x="0.319cm" svg:y="0.179cm" svg:width="13.588cm" svg:height="8.634cm">
          <chartooo:coordinate-region svg:x="0.936cm" svg:y="0.373cm" svg:width="12.42cm" svg:height="7.804cm"/>
          <chart:axis chart:dimension="x" chart:name="primary-x" chart:style-name="ch4" chartooo:axis-type="auto">
            <chart:categories table:cell-range-address="Sheet1.D2:Sheet1.D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61" chart:label-cell-address="Sheet1.E1:Sheet1.E1" chart:class="chart:scatter">
            <chart:domain table:cell-range-address="Sheet1.D2:Sheet1.D261"/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 (g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Sheet1.D2:Sheet1.D261</svg:desc>
                </draw:g>
              </table:table-cell>
              <table:table-cell office:value-type="float" office:value="13">
                <text:p>13</text:p>
                <draw:g>
                  <svg:desc>Sheet1.E2:Sheet1.E26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6cm" svg:y="4.201cm" style:legend-expansion="high" chart:style-name="ch2"/>
        <chart:plot-area chart:style-name="ch3" table:cell-range-address="Sheet1.D262:Sheet1.E374" svg:x="0.319cm" svg:y="0.179cm" svg:width="13.122cm" svg:height="8.633cm">
          <chartooo:coordinate-region svg:x="0.936cm" svg:y="0.373cm" svg:width="12.229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62:Sheet1.E374" chart:class="chart:scatter">
            <chart:domain table:cell-range-address="Sheet1.D262:Sheet1.D374"/>
            <chart:data-point chart:repeated="1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D262:Sheet1.D374</svg:desc>
                </draw:g>
              </table:table-cell>
              <table:table-cell office:value-type="float" office:value="5">
                <text:p>5</text:p>
                <draw:g>
                  <svg:desc>Sheet1.E262:Sheet1.E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">
                <text:p>4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0">
                <text:p>4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">
                <text:p>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">
                <text:p>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0">
                <text:p>4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">
                <text:p>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0">
                <text:p>4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0">
                <text:p>4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">
                <text:p>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">
                <text:p>2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">
                <text:p>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0">
                <text:p>3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0">
                <text:p>3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">
                <text:p>2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">
                <text:p>3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">
                <text:p>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">
                <text:p>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0">
                <text:p>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">
                <text:p>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0">
                <text:p>3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0">
                <text:p>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">
                <text:p>4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">
                <text:p>4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">
                <text:p>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">
                <text:p>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0">
                <text:p>5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">
                <text:p>4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0">
                <text:p>4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0">
                <text:p>4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0">
                <text:p>4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0">
                <text:p>5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">
                <text:p>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0">
                <text:p>3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0">
                <text:p>4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0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">
                <text:p>2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">
                <text:p>5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0">
                <text:p>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0">
                <text:p>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0">
                <text:p>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0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">
                <text:p>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0">
                <text:p>5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0">
                <text:p>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0">
                <text:p>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0">
                <text:p>4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0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0">
                <text:p>6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0">
                <text:p>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">
                <text:p>4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0">
                <text:p>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">
                <text:p>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0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